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9.35cm" fo:min-width="81.78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2.282cm" svg:height="39.6cm" svg:x="0.918cm" svg:y="78.339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7.15cm" svg:y1="104.298cm" svg:x2="14.901cm" svg:y2="102.099cm" draw:start-shape="id1" draw:start-glue-point="0" svg:d="M17150 104298l-2249-2199" svg:viewBox="0 0 2250 2200">
          <text:p/>
        </draw:connector>
        <draw:custom-shape draw:style-name="gr1" draw:text-style-name="P2" draw:layer="ConfigLayout" svg:width="82.282cm" svg:height="39.6cm" svg:x="1.018cm" svg:y="38.7cm">
          <text:p text:style-name="P1"><text:span text:style-name="T1">Layer 1 Contro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5cm" svg:height="0.5cm" svg:x="13.8cm" svg:y="10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227cm" svg:y1="102.773cm" svg:x2="14.901cm" svg:y2="102.099cm" draw:start-shape="id2" draw:start-glue-point="11" svg:d="M14227 102773l674-674" svg:viewBox="0 0 675 675">
          <text:p/>
        </draw:connector>
        <draw:g xml:id="id1" draw:id="id1">
          <draw:g>
            <draw:custom-shape draw:style-name="gr4" draw:text-style-name="P6" draw:layer="ConfigLayout" svg:width="3.3cm" svg:height="0.3cm" svg:x="15.5cm" svg:y="104.9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17.7cm" svg:y="105.2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5.5cm" svg:y="105.2cm">
                <text:p text:style-name="P5"><text:span text:style-name="T2">Gain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6.6cm" svg:y="105.2cm">
                <text:p text:style-name="P5"><text:span text:style-name="T2">120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6" draw:layer="ConfigLayout" svg:width="0.8cm" svg:height="0.3cm" svg:x="15.5cm" svg:y="104.3cm">
              <text:p text:style-name="P5"><text:span text:style-name="T2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6.3cm" svg:y="104.298cm">
              <text:p text:style-name="P5"><text:span text:style-name="T2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6" draw:layer="ConfigLayout" svg:width="0.8cm" svg:height="0.3cm" svg:x="15.5cm" svg:y="104.6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6.3cm" svg:y="104.598cm">
              <text:p text:style-name="P5"><text:span text:style-name="T2">Proportional</text:span></text:p>
              <draw:enhanced-geometry svg:viewBox="0 0 21600 21600" draw:type="rectangle" draw:enhanced-path="M 0 0 L 21600 0 21600 21600 0 21600 0 0 Z N"/>
            </draw:custom-shape>
          </draw:g>
        </draw:g>
        <draw:g xml:id="id3" draw:id="id3">
          <draw:g>
            <draw:custom-shape draw:style-name="gr4" draw:text-style-name="P6" draw:layer="ConfigLayout" svg:width="3.3cm" svg:height="0.3cm" svg:x="7.2cm" svg:y="105.302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9.4cm" svg:y="105.602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7.2cm" svg:y="105.602cm">
                <text:p text:style-name="P5"><text:span text:style-name="T2">Constant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8.3cm" svg:y="105.602cm">
                <text:p text:style-name="P5"><text:span text:style-name="T2">10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6" draw:layer="ConfigLayout" svg:width="0.8cm" svg:height="0.3cm" svg:x="7.2cm" svg:y="104.702cm">
              <text:p text:style-name="P5"><text:span text:style-name="T2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8cm" svg:y="104.7cm">
              <text:p text:style-name="P5"><text:span text:style-name="T2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6" draw:layer="ConfigLayout" svg:width="0.8cm" svg:height="0.3cm" svg:x="7.2cm" svg:y="105.002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8cm" svg:y="105cm">
              <text:p text:style-name="P5"><text:span text:style-name="T2">Constant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ConfigLayout" draw:type="line" svg:x1="8.85cm" svg:y1="104.7cm" svg:x2="11.3cm" svg:y2="103.65cm" draw:start-shape="id3" draw:start-glue-point="0" draw:end-shape="id4" draw:end-glue-point="6" svg:d="M8850 104700l2450-1050" svg:viewBox="0 0 2451 1051">
          <text:p/>
        </draw:connector>
        <draw:g xml:id="id5" draw:id="id5">
          <draw:g>
            <draw:custom-shape draw:style-name="gr4" draw:text-style-name="P6" draw:layer="ConfigLayout" svg:width="3.3cm" svg:height="0.3cm" svg:x="8.9cm" svg:y="101.702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11.1cm" svg:y="102.002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8.9cm" svg:y="102.002cm">
                <text:p text:style-name="P5"><text:span text:style-name="T2">Weights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0cm" svg:y="102.002cm">
                <text:p text:style-name="P5"><text:span text:style-name="T2">1,1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6" draw:layer="ConfigLayout" svg:width="0.8cm" svg:height="0.3cm" svg:x="8.9cm" svg:y="101.102cm">
              <text:p text:style-name="P5"><text:span text:style-name="T2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9.7cm" svg:y="101.1cm">
              <text:p text:style-name="P5"><text:span text:style-name="T2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6" draw:layer="ConfigLayout" svg:width="0.8cm" svg:height="0.3cm" svg:x="8.9cm" svg:y="101.402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9.7cm" svg:y="101.4cm">
              <text:p text:style-name="P5"><text:span text:style-name="T2">WeightedSum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ConfigLayout" draw:type="line" svg:x1="12.2cm" svg:y1="101.701cm" svg:x2="13.873cm" svg:y2="102.773cm" draw:start-shape="id5" draw:start-glue-point="1" draw:end-shape="id2" draw:end-glue-point="5" svg:d="M12200 101701l1673 1072" svg:viewBox="0 0 1674 1073">
          <text:p/>
        </draw:connector>
        <draw:g xml:id="id6" draw:id="id6">
          <draw:g>
            <draw:custom-shape draw:style-name="gr4" draw:text-style-name="P6" draw:layer="ConfigLayout" svg:width="3.3cm" svg:height="0.3cm" svg:x="12.6cm" svg:y="107.302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14.8cm" svg:y="107.602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2.6cm" svg:y="107.602cm">
                <text:p text:style-name="P5"><text:span text:style-name="T2">Constant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3.7cm" svg:y="107.602cm">
                <text:p text:style-name="P5"><text:span text:style-name="T2">20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6" draw:layer="ConfigLayout" svg:width="0.8cm" svg:height="0.3cm" svg:x="12.6cm" svg:y="106.702cm">
              <text:p text:style-name="P5"><text:span text:style-name="T2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3.4cm" svg:y="106.7cm">
              <text:p text:style-name="P5"><text:span text:style-name="T2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6" draw:layer="ConfigLayout" svg:width="0.8cm" svg:height="0.3cm" svg:x="12.6cm" svg:y="107.002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3.4cm" svg:y="107cm">
              <text:p text:style-name="P5"><text:span text:style-name="T2">Constant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ConfigLayout" draw:type="line" svg:x1="14.25cm" svg:y1="106.7cm" svg:x2="12.729cm" svg:y2="105.029cm" draw:start-shape="id6" draw:start-glue-point="0" draw:end-shape="id7" draw:end-glue-point="9" svg:d="M14250 106700l-1521-1671" svg:viewBox="0 0 1522 1672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8" draw:text-style-name="P8" draw:layer="layout" svg:width="5.549cm" svg:height="4.74cm" svg:x="17.418cm" svg:y="97.203cm">
            <draw:text-box>
              <text:p text:style-name="P7"><text:span text:style-name="T3">Atom</text:span></text:p>
              <text:p text:style-name="P7"><text:span text:style-name="T3">Offset</text:span></text:p>
            </draw:text-box>
          </draw:frame>
          <draw:polygon draw:style-name="gr9" draw:text-style-name="P9" draw:layer="layout" svg:width="9.721cm" svg:height="7.479cm" svg:x="15.09cm" svg:y="94.501cm" svg:viewBox="0 0 9722 7480" draw:points="0,7480 9722,7480 4858,0">
            <text:p/>
          </draw:polygon>
          <draw:custom-shape draw:style-name="gr10" draw:text-style-name="P10" draw:layer="layout" svg:width="0.486cm" svg:height="0.5cm" svg:x="14.701cm" svg:y="101.8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4.715cm" svg:y="10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9.708cm" svg:y="9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11.3cm" svg:y="10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8cm" svg:y1="103.65cm" svg:x2="13.8cm" svg:y2="102.95cm" draw:start-shape="id4" draw:start-glue-point="10" draw:end-shape="id2" draw:end-glue-point="6" svg:d="M11800 103650l2000-700" svg:viewBox="0 0 2001 701">
          <text:p/>
        </draw:connector>
        <draw:connector draw:style-name="gr2" draw:text-style-name="P3" draw:layer="layout" draw:type="line" svg:x1="12.552cm" svg:y1="104.602cm" svg:x2="13.873cm" svg:y2="103.127cm" draw:start-shape="id7" draw:start-glue-point="4" draw:end-shape="id2" draw:end-glue-point="7" svg:d="M12552 104602l1321-1475" svg:viewBox="0 0 1322 1476">
          <text:p/>
        </draw:connector>
        <draw:custom-shape draw:style-name="gr3" draw:text-style-name="P4" xml:id="id7" draw:id="id7" draw:layer="layout" svg:width="0.5cm" svg:height="0.5cm" svg:x="12.302cm" svg:y="10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g>
            <draw:custom-shape draw:style-name="gr4" draw:text-style-name="P6" draw:layer="ConfigLayout" svg:width="3.3cm" svg:height="0.3cm" svg:x="14.801cm" svg:y="91.401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17.001cm" svg:y="91.701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4.801cm" svg:y="91.701cm">
                <text:p text:style-name="P5"><text:span text:style-name="T2">Constant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15.901cm" svg:y="91.701cm">
                <text:p text:style-name="P5"><text:span text:style-name="T2">5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6" draw:layer="ConfigLayout" svg:width="0.8cm" svg:height="0.3cm" svg:x="14.801cm" svg:y="90.801cm">
              <text:p text:style-name="P5"><text:span text:style-name="T2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5.601cm" svg:y="90.799cm">
              <text:p text:style-name="P5"><text:span text:style-name="T2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6" draw:layer="ConfigLayout" svg:width="0.8cm" svg:height="0.3cm" svg:x="14.801cm" svg:y="91.101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15.601cm" svg:y="91.099cm">
              <text:p text:style-name="P5"><text:span text:style-name="T2">Constant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ConfigLayout" draw:type="line" svg:x1="18.101cm" svg:y1="91.4cm" svg:x2="19.702cm" svg:y2="92.152cm" draw:start-shape="id8" draw:start-glue-point="1" draw:end-shape="id9" draw:end-glue-point="6" svg:d="M18101 91400l1601 752" svg:viewBox="0 0 1602 753">
          <text:p/>
        </draw:connector>
        <draw:connector draw:style-name="gr2" draw:text-style-name="P3" draw:layer="layout" draw:type="line" svg:x1="19.952cm" svg:y1="92.402cm" svg:x2="19.951cm" svg:y2="94.001cm" draw:start-shape="id9" draw:start-glue-point="8" draw:end-shape="id10" draw:end-glue-point="0" svg:d="M19952 92402l-1 1599" svg:viewBox="0 0 2 1600">
          <text:p/>
        </draw:connector>
        <draw:custom-shape draw:style-name="gr3" draw:text-style-name="P4" xml:id="id9" draw:id="id9" draw:layer="layout" svg:width="0.5cm" svg:height="0.5cm" svg:x="19.702cm" svg:y="9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21.4cm" svg:y1="94.051cm" svg:x2="19.999cm" svg:y2="94.301cm" draw:start-shape="id11" draw:start-glue-point="3" draw:end-shape="id10" draw:end-glue-point="5" svg:d="M21400 94051l-1401 250" svg:viewBox="0 0 1402 251">
          <text:p/>
        </draw:connector>
        <draw:g xml:id="id11" draw:id="id11">
          <draw:g>
            <draw:custom-shape draw:style-name="gr6" draw:text-style-name="P6" draw:layer="ConfigLayout" svg:width="0.8cm" svg:height="0.3cm" svg:x="21.4cm" svg:y="93.902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22.2cm" svg:y="93.9cm">
              <text:p text:style-name="P5"><text:span text:style-name="T2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6" draw:layer="ConfigLayout" svg:width="3.3cm" svg:height="0.3cm" svg:x="21.4cm" svg:y="93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6" draw:layer="ConfigLayout" svg:width="0.8cm" svg:height="0.3cm" svg:x="27.9cm" svg:y="104.1cm">
              <text:p text:style-name="P5"><text:span text:style-name="T2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ConfigLayout" svg:width="2.5cm" svg:height="0.3cm" svg:x="28.7cm" svg:y="104.098cm">
              <text:p text:style-name="P5"><text:span text:style-name="T2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6" draw:layer="ConfigLayout" svg:width="3.3cm" svg:height="0.3cm" svg:x="27.9cm" svg:y="104.4cm">
              <text:p text:style-name="P5"><text:span text:style-name="T2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ConfigLayout" svg:width="1.1cm" svg:height="0.3cm" svg:x="30.1cm" svg:y="105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27.9cm" svg:y="105cm">
                <text:p text:style-name="P5"><text:span text:style-name="T2">Slow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29cm" svg:y="105cm">
                <text:p text:style-name="P5"><text:span text:style-name="T2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6" draw:layer="ConfigLayout" svg:width="1.1cm" svg:height="0.3cm" svg:x="30.1cm" svg:y="104.7cm">
                <text:p text:style-name="P5"><text:span text:style-name="T2">Double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27.9cm" svg:y="104.7cm">
                <text:p text:style-name="P5"><text:span text:style-name="T2">Gain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6" draw:layer="ConfigLayout" svg:width="1.1cm" svg:height="0.3cm" svg:x="29cm" svg:y="104.7cm">
                <text:p text:style-name="P5"><text:span text:style-name="T2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08T21:20:31.014000000</dc:date>
    <meta:editing-duration>PT9H24M37S</meta:editing-duration>
    <meta:editing-cycles>40</meta:editing-cycles>
    <meta:document-statistic meta:object-count="106"/>
  </office:meta>
</office:document-meta>
</file>